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fo:color="#FF0000"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color="#70AD47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P7" style:parent-style-name="Normal" style:family="paragraph">
      <style:text-properties fo:color="#70AD47"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DefaultParagraphFont" style:family="text">
      <style:text-properties fo:font-style="italic" style:font-style-asian="italic" style:font-style-complex="italic"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paragraph-properties fo:text-indent="0.4916in"/>
      <style:text-properties fo:language="en" fo:country="GB"/>
    </style:style>
    <style:style style:name="P12" style:parent-style-name="Normal" style:family="paragraph">
      <style:paragraph-properties fo:text-indent="0.4916in"/>
      <style:text-properties fo:language="en" fo:country="GB"/>
    </style:style>
    <style:style style:name="T13" style:parent-style-name="DefaultParagraphFont" style:family="text">
      <style:text-properties fo:color="#70AD47"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T16" style:parent-style-name="DefaultParagraphFont" style:family="text">
      <style:text-properties fo:color="#70AD47" fo:language="en" fo:country="GB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color="#70AD47" fo:language="en" fo:country="GB"/>
    </style:style>
    <style:style style:name="T19" style:parent-style-name="DefaultParagraphFont" style:family="text">
      <style:text-properties fo:color="#70AD47"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font-style="italic" style:font-style-asian="italic" style:font-style-complex="italic"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color="#70AD47"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color="#FF0000"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T36" style:parent-style-name="DefaultParagraphFont" style:family="text">
      <style:text-properties fo:language="en" fo:country="GB"/>
    </style:style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Autonomous_Driving()</text:p>
      <text:p text:style-name="Normal"><text:span text:style-name="T2">START</text:span></text:p>
      <text:p text:style-name="P3"/>
      <text:p text:style-name="Normal"><text:span text:style-name="T4">SET<text:s/></text:span><text:span text:style-name="T5"><text:tab/></text:span><text:span text:style-name="T6">Vehicle to autonomous mode</text:span></text:p>
      <text:p text:style-name="P7">IF</text:p>
      <text:p text:style-name="Normal"><text:span text:style-name="T8"><text:tab/></text:span><text:span text:style-name="T9">Mapdata is provided</text:span></text:p>
      <text:p text:style-name="P10"><text:tab/>Manual_Operation =1</text:p>
      <text:p text:style-name="P11">hD_Map_Path_data()</text:p>
      <text:p text:style-name="P12">Vehicle_Moves_forward()</text:p>
      <text:p text:style-name="Normal"><text:span text:style-name="T13">ELSE</text:span></text:p>
      <text:p text:style-name="P14"><text:tab/>Print “No path data present, vehicle cannot proceed.”</text:p>
      <text:p text:style-name="P15"><text:tab/>RETURN<text:s/></text:p>
      <text:p text:style-name="Normal"><text:span text:style-name="T16">FUNCTION</text:span><text:span text:style-name="T17"><text:s/>obstacle_avoidance()</text:span></text:p>
      <text:p text:style-name="Normal"><text:span text:style-name="T18">I</text:span><text:span text:style-name="T19">F</text:span><text:span text:style-name="T20"><text:tab/></text:span></text:p>
      <text:p text:style-name="Normal"><text:span text:style-name="T21"><text:tab/></text:span><text:span text:style-name="T22">Obstacle is detected.</text:span></text:p>
      <text:p text:style-name="P23"><text:tab/>Sensor_data_available()</text:p>
      <text:p text:style-name="P24"><text:tab/>Wait()<text:line-break/><text:tab/>Reroute()</text:p>
      <text:p text:style-name="P25"><text:tab/>Destination()</text:p>
      <text:p text:style-name="P26"><text:tab/>Print “obstacle detected, journey finished”.<text:tab/></text:p>
      <text:p text:style-name="P27"/>
      <text:p text:style-name="P28">ELSE</text:p>
      <text:p text:style-name="P29"><text:tab/>Destination()</text:p>
      <text:p text:style-name="P30"><text:tab/>Print “ No obstacle detected, journey finished”.</text:p>
      <text:p text:style-name="P31"/>
      <text:p text:style-name="P32"/>
      <text:p text:style-name="P33">End</text:p>
      <text:p text:style-name="P34"><text:tab/></text:p>
      <text:p text:style-name="P35"/>
      <text:p text:style-name="Normal"><text:span text:style-name="T36"><text:tab/></text:span><text:span text:style-name="T37"><text:tab/></text:span><text:span text:style-name="T3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hammad Moaz Amin</meta:initial-creator>
    <dc:creator>Muhammad Moaz Amin</dc:creator>
    <meta:creation-date>2021-12-09T20:22:00Z</meta:creation-date>
    <dc:date>2021-12-09T21:31:00Z</dc:date>
    <meta:template xlink:href="Normal.dotm" xlink:type="simple"/>
    <meta:editing-cycles>1</meta:editing-cycles>
    <meta:editing-duration>PT0S</meta:editing-duration>
    <meta:document-statistic meta:page-count="1" meta:paragraph-count="1" meta:word-count="63" meta:character-count="463" meta:row-count="3" meta:non-whitespace-character-count="401"/>
  </office:meta>
</office:document-meta>
</file>